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617f" officeooo:paragraph-rsid="0007617f"/>
    </style:style>
    <style:style style:name="P2" style:family="paragraph" style:parent-style-name="Preformatted_20_Text">
      <style:text-properties officeooo:paragraph-rsid="0007617f"/>
    </style:style>
    <style:style style:name="P3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07617f" officeooo:paragraph-rsid="0007617f"/>
    </style:style>
    <style:style style:name="P4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fo:font-size="9.7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fo:font-size="9.75pt" fo:letter-spacing="normal" fo:font-style="normal" fo:font-weight="normal" officeooo:paragraph-rsid="000da598"/>
    </style:style>
    <style:style style:name="P7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8" style:family="paragraph" style:parent-style-name="Preformatted_20_Text">
      <style:paragraph-properties fo:margin-top="0cm" fo:margin-bottom="0cm" loext:contextual-spacing="false" fo:orphans="2" fo:widows="2" fo:padding="0cm" fo:border="none"/>
      <style:text-properties officeooo:paragraph-rsid="000c5dcb"/>
    </style:style>
    <style:style style:name="P9" style:family="paragraph" style:parent-style-name="Preformatted_20_Text">
      <style:paragraph-properties fo:margin-top="0cm" fo:margin-bottom="0cm" loext:contextual-spacing="false" fo:orphans="2" fo:widows="2" fo:padding="0cm" fo:border="none"/>
      <style:text-properties officeooo:paragraph-rsid="000da598"/>
    </style:style>
    <style:style style:name="T1" style:family="text">
      <style:text-properties officeooo:rsid="0007617f"/>
    </style:style>
    <style:style style:name="T2" style:family="text">
      <style:text-properties fo:font-size="9.75pt" fo:font-style="normal" fo:font-weight="normal"/>
    </style:style>
    <style:style style:name="T3" style:family="text">
      <style:text-properties fo:font-size="9.75pt" fo:font-style="normal" fo:font-weight="normal" officeooo:rsid="00092c3b"/>
    </style:style>
    <style:style style:name="T4" style:family="text">
      <style:text-properties fo:font-size="9.75pt" fo:font-style="normal" fo:font-weight="normal" officeooo:rsid="000ad4ef"/>
    </style:style>
    <style:style style:name="T5" style:family="text">
      <style:text-properties fo:font-size="9.75pt" fo:font-style="normal" fo:font-weight="normal" officeooo:rsid="000e87a6"/>
    </style:style>
    <style:style style:name="T6" style:family="text">
      <style:text-properties fo:font-variant="normal" fo:text-transform="none" fo:color="#000000" fo:font-size="9.75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 encoding="UTF-8"?&gt;</text:p>
      <text:p text:style-name="P1">&lt;!DOCTYPE module PUBLIC "-//Puppy Crawl//DTD Check Configuration 1.3//EN" "http://www.puppycrawl.com/dtds/configuration_1_3.dtd"&gt;</text:p>
      <text:p text:style-name="P1">&lt;module name="Checker"&gt;</text:p>
      <text:p text:style-name="P1"/>
      <text:p text:style-name="P1"><text:s text:c="4"/>&lt;module name="TreeWalker"&gt;</text:p>
      <text:p text:style-name="P2"><text:span text:style-name="T1"><text:tab/></text:span><text:span text:style-name="T6">&lt;module name="MethodLength"&gt;</text:span></text:p>
      <text:p text:style-name="P4"><text:tab/> <text:s text:c="2"/><text:span text:style-name="T2">&lt;property name="tokens" value="METHOD_DEF"/&gt;</text:span></text:p>
      <text:p text:style-name="P4"><text:tab/> <text:s text:c="2"/><text:span text:style-name="T2">&lt;property name="max" value="</text:span><text:span text:style-name="T3">15</text:span><text:span text:style-name="T2">"/&gt;</text:span></text:p>
      <text:p text:style-name="P5"><text:tab/>&lt;/module&gt;</text:p>
      <text:p text:style-name="P2"><text:span text:style-name="T1"><text:tab/> <text:s text:c="3"/></text:span><text:span text:style-name="T6">&lt;module name="NestedIfDepth"&gt;</text:span></text:p>
      <text:p text:style-name="P4"><text:tab/> <text:s text:c="3"/><text:span text:style-name="T2">&lt;property name="max" value="</text:span><text:span text:style-name="T4">1</text:span><text:span text:style-name="T2">"/&gt;</text:span></text:p>
      <text:p text:style-name="P5"><text:tab/>&lt;/module&gt;</text:p>
      <text:p text:style-name="P3"><text:tab/>&lt;module name="NestedForDepth"&gt;</text:p>
      <text:p text:style-name="P4"><text:tab/> <text:s text:c="3"/><text:span text:style-name="T2">&lt;property name="max" value="3"/&gt;</text:span></text:p>
      <text:p text:style-name="P8"><text:span text:style-name="T6"><text:tab/>&lt;/module&gt;</text:span><text:span text:style-name="T7"> <text:s text:c="4"/></text:span></text:p>
      <text:p text:style-name="P9"><text:span text:style-name="T7"><text:tab/></text:span><text:span text:style-name="T6">&lt;module name="Indentation"/&gt;</text:span></text:p>
      <text:p text:style-name="P9"><text:span text:style-name="T6"><text:tab/>&lt;module name="LeftCurly"/&gt;</text:span></text:p>
      <text:p text:style-name="P6"><text:tab/>&lt;module name="CyclomaticComplexity"&gt;</text:p>
      <text:p text:style-name="P4"><text:tab/> <text:s text:c="3"/><text:span text:style-name="T2">&lt;property name="max" value="</text:span><text:span text:style-name="T5">3</text:span><text:span text:style-name="T2">"/&gt;</text:span></text:p>
      <text:p text:style-name="P5"><text:tab/>&lt;/module&gt;</text:p>
      <text:p text:style-name="P7"><text:span text:style-name="T6"><text:tab/>&lt;module name="MagicNumber"/&gt;</text:span></text:p>
      <text:p text:style-name="P1"><text:s text:c="4"/>&lt;/module&gt;</text:p>
      <text:p text:style-name="P1"><text:s text:c="6"/></text:p>
      <text:p text:style-name="P1"><text:s text:c="456"/></text:p>
      <text:p text:style-name="P1"><text:s text:c="456"/>&lt;/modu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18:46:32.206298963</dc:date>
    <meta:editing-duration>PT23M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51" meta:character-count="1617" meta:non-whitespace-character-count="619"/>
  </office:meta>
</office:document-meta>
</file>